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12a372" officeooo:paragraph-rsid="0012a372"/>
    </style:style>
    <style:style style:name="P2" style:family="paragraph" style:parent-style-name="Text_20_body" style:list-style-name="L1">
      <style:text-properties officeooo:rsid="0012a372" officeooo:paragraph-rsid="0012a372"/>
    </style:style>
    <style:style style:name="P3" style:family="paragraph" style:parent-style-name="Text_20_body" style:list-style-name="L1">
      <style:text-properties officeooo:rsid="00149625" officeooo:paragraph-rsid="00149625"/>
    </style:style>
    <style:style style:name="P4" style:family="paragraph" style:parent-style-name="Text_20_body" style:list-style-name="L1">
      <style:text-properties officeooo:rsid="0014f5f0" officeooo:paragraph-rsid="0014f5f0"/>
    </style:style>
    <style:style style:name="P5" style:family="paragraph" style:parent-style-name="Text_20_body">
      <style:text-properties officeooo:rsid="0016310f" officeooo:paragraph-rsid="0016310f"/>
    </style:style>
    <style:style style:name="P6" style:family="paragraph" style:parent-style-name="Text_20_body" style:list-style-name="L1">
      <style:text-properties officeooo:rsid="0016bec8" officeooo:paragraph-rsid="0016bec8"/>
    </style:style>
    <style:style style:name="T1" style:family="text">
      <style:text-properties officeooo:rsid="001369ce"/>
    </style:style>
    <style:style style:name="T2" style:family="text">
      <style:text-properties officeooo:rsid="0014f5f0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mmands</text:h>
      <text:list xml:id="list4280533562" text:style-name="L1">
        <text:list-item>
          <text:p text:style-name="P2">list_machines – <text:span text:style-name="T1">Lists the machines registered to the player</text:span></text:p>
        </text:list-item>
        <text:list-item>
          <text:p text:style-name="P3">n<text:span text:style-name="T2">k</text:span>_machine [string, name] – Creates a new machine with the given name</text:p>
        </text:list-item>
        <text:list-item>
          <text:p text:style-name="P4">rm_machine [string, name] – Removes a machine of the given name</text:p>
        </text:list-item>
        <text:list-item>
          <text:p text:style-name="P6">open_terminal [string, name] – Opens a terminal with into the machine of the given name</text:p>
        </text:list-item>
      </text:list>
      <text:p text:style-name="P5">More is coming when story is being fleshed out, it’ll be fun just wait (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4T15:13:11.749162289</meta:creation-date>
    <meta:generator>LibreOffice/7.2.7.2$Linux_X86_64 LibreOffice_project/20$Build-2</meta:generator>
    <dc:date>2022-07-14T18:46:52.800103431</dc:date>
    <meta:editing-duration>PT2H18M31S</meta:editing-duration>
    <meta:editing-cycles>6</meta:editing-cycles>
    <meta:document-statistic meta:table-count="0" meta:image-count="0" meta:object-count="0" meta:page-count="1" meta:paragraph-count="6" meta:word-count="63" meta:character-count="363" meta:non-whitespace-character-count="306"/>
  </office:meta>
</office:document-meta>
</file>